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076cm" svg:stroke-color="#800000" draw:marker-start-width="0.313cm" draw:marker-end-width="0.313cm" draw:fill="solid" draw:fill-color="#eb613d" draw:fill-hatch-name="Red_20_Crossed_20_45_20_Degrees" draw:opacity="100%" draw:textarea-horizontal-align="center" draw:textarea-vertical-align="middle" fo:padding-top="0.162cm" fo:padding-bottom="0.162cm" fo:padding-left="0.287cm" fo:padding-right="0.287cm" draw:shadow-opacity="100%"/>
    </style:style>
    <style:style style:name="gr2" style:family="graphic" style:parent-style-name="objectwithoutfill">
      <style:graphic-properties draw:stroke="dash" draw:stroke-dash="Fine_20_Dashed_20__28_var_29_" svg:stroke-width="0.076cm" svg:stroke-color="#008000" draw:marker-start-width="0.314cm" draw:marker-end-width="0.314cm" draw:fill="solid" draw:fill-color="#00ae00" draw:opacity="100%" draw:textarea-horizontal-align="center" draw:textarea-vertical-align="middle" fo:padding-top="0.163cm" fo:padding-bottom="0.163cm" fo:padding-left="0.288cm" fo:padding-right="0.288cm" draw:shadow-opacity="100%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00ae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P1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style:use-window-font-color="true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0.743cm" svg:height="13.969cm" svg:x="11.56cm" svg:y="5.88cm" svg:viewBox="0 0 10744 13970" draw:points="10602,0 6400,0 6400,6350 0,6325 0,9090 6350,9090 6400,13970 10744,13970">
          <text:p text:style-name="P1"><text:span text:style-name="T1"><text:s text:c="10"/></text:span><text:span text:style-name="T1">response</text:span></text:p>
        </draw:polygon>
        <draw:polygon draw:style-name="gr2" draw:text-style-name="P1" draw:layer="layout" svg:width="10.633cm" svg:height="13.969cm" svg:x="5.206cm" svg:y="5.88cm" svg:viewBox="0 0 10634 13970" draw:points="0,0 4284,0 4294,6154 10634,6154 10634,8890 4284,8890 4284,13970 0,13970">
          <text:p text:style-name="P1"><text:span text:style-name="T1">request <text:s text:c="5"/></text:span></text:p>
        </draw:polygon>
        <draw:custom-shape draw:style-name="gr3" draw:text-style-name="P2" draw:id="id10" draw:layer="layout" svg:width="3.81cm" svg:height="1.905cm" svg:x="5.445cm" svg:y="6.21cm">
          <text:p text:style-name="P2">connection</text:p>
          <text:p text:style-name="P2">data 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1" draw:layer="layout" svg:width="3.81cm" svg:height="1.905cm" svg:x="18.145cm" svg:y="6.21cm">
          <text:p text:style-name="P2">connection</text:p>
          <text:p text:style-name="P2">data ou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12" draw:layer="layout" svg:width="3.81cm" svg:height="1.905cm" svg:x="11.795cm" svg:y="6.235cm">
          <text:p text:style-name="P2">connection</text:p>
          <text:p text:style-name="P2">even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2" draw:layer="layout" svg:width="3.81cm" svg:height="1.905cm" svg:x="11.795cm" svg:y="12.585cm">
          <text:p text:style-name="P2">transaction</text:p>
          <text:p text:style-name="P2">events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1" draw:layer="layout" svg:width="5.08cm" svg:height="2.427cm" svg:x="11.16cm" svg:y="9.268cm">
          <draw:glue-point draw:id="4" svg:x="-2.5cm" svg:y="-5.006cm"/>
          <draw:glue-point draw:id="5" svg:x="2.5cm" svg:y="-5.006cm"/>
          <text:p text:style-name="P2">parser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3" draw:layer="layout" svg:width="3.81cm" svg:height="1.905cm" svg:x="5.445cm" svg:y="10.068cm">
          <text:p text:style-name="P2">transaction</text:p>
          <text:p text:style-name="P2">data 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6" draw:layer="layout" svg:width="3.81cm" svg:height="1.905cm" svg:x="18.145cm" svg:y="10.068cm">
          <text:p text:style-name="P2">transaction</text:p>
          <text:p text:style-name="P2">data o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4" draw:layer="layout" svg:width="3.81cm" svg:height="1.905cm" svg:x="5.445cm" svg:y="13.76cm">
          <text:p text:style-name="P2">transaction</text:p>
          <text:p text:style-name="P2">filters 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7" draw:layer="layout" svg:width="3.81cm" svg:height="1.905cm" svg:x="18.145cm" svg:y="13.76cm">
          <text:p text:style-name="P2">transaction</text:p>
          <text:p text:style-name="P2">filters o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5" draw:layer="layout" svg:width="3.81cm" svg:height="1.905cm" svg:x="5.445cm" svg:y="17.335cm">
          <text:p text:style-name="P2">transaction</text:p>
          <text:p text:style-name="P2">buffers 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id="id8" draw:layer="layout" svg:width="3.81cm" svg:height="1.905cm" svg:x="18.145cm" svg:y="17.335cm">
          <text:p text:style-name="P2">transaction</text:p>
          <text:p text:style-name="P2">buffers out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13" draw:layer="layout" svg:width="3.81cm" svg:height="1.905cm" svg:x="9.22cm" svg:y="1.135cm">
          <text:p text:style-name="P2">process</text:p>
          <text:p text:style-name="P2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4" draw:layer="layout" svg:width="3.81cm" svg:height="1.905cm" svg:x="14.37cm" svg:y="1.135cm">
          <text:p text:style-name="P2">read</text:p>
          <text:p text:style-name="P2">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3.7cm" svg:y1="11.695cm" svg:x2="13.7cm" svg:y2="12.585cm" draw:start-shape="id1" draw:start-glue-point="2" draw:end-shape="id2" draw:end-glue-point="0" svg:d="m13700 11695v890">
          <text:p/>
        </draw:connector>
        <draw:connector draw:style-name="gr7" draw:text-style-name="P2" draw:layer="layout" svg:x1="7.35cm" svg:y1="11.973cm" svg:x2="7.35cm" svg:y2="13.76cm" draw:start-shape="id3" draw:start-glue-point="2" draw:end-shape="id4" draw:end-glue-point="0" svg:d="m7350 11973v1787">
          <text:p/>
        </draw:connector>
        <draw:connector draw:style-name="gr7" draw:text-style-name="P2" draw:layer="layout" svg:x1="7.35cm" svg:y1="15.665cm" svg:x2="7.35cm" svg:y2="17.335cm" draw:start-shape="id4" draw:start-glue-point="2" draw:end-shape="id5" draw:end-glue-point="0" svg:d="m7350 15665v1670">
          <text:p/>
        </draw:connector>
        <draw:connector draw:style-name="gr7" draw:text-style-name="P2" draw:layer="layout" svg:x1="20.05cm" svg:y1="11.973cm" svg:x2="20.05cm" svg:y2="13.76cm" draw:start-shape="id6" draw:start-glue-point="2" draw:end-shape="id7" draw:end-glue-point="0" svg:d="m20050 11973v1787">
          <text:p/>
        </draw:connector>
        <draw:connector draw:style-name="gr7" draw:text-style-name="P2" draw:layer="layout" svg:x1="20.05cm" svg:y1="15.665cm" svg:x2="20.05cm" svg:y2="17.335cm" draw:start-shape="id7" draw:start-glue-point="2" draw:end-shape="id8" draw:end-glue-point="0" svg:d="m20050 15665v1670">
          <text:p/>
        </draw:connector>
        <draw:custom-shape draw:style-name="gr8" draw:text-style-name="P2" draw:layer="layout" svg:width="6.35cm" svg:height="5.08cm" svg:x="10.525cm" svg:y="15.36cm">
          <text:p text:style-name="P2">data, filter &amp; event</text:p>
          <text:p text:style-name="P2">processing</text:p>
          <text:p text:style-name="P2"/>
          <text:p text:style-name="P2">(inspection modul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id="id9" draw:layer="layout" svg:width="19.05cm" svg:height="1.27cm" svg:x="4.175cm" svg:y="4.035cm">
          <draw:glue-point draw:id="4" svg:x="-3.333cm" svg:y="4.527cm"/>
          <draw:glue-point draw:id="5" svg:x="6.349cm" svg:y="0.635cm" draw:align="center"/>
          <draw:glue-point draw:id="6" svg:x="-1.333cm" svg:y="-5.007cm"/>
          <draw:glue-point draw:id="7" svg:x="1.333cm" svg:y="-5.007cm"/>
          <draw:glue-point draw:id="8" svg:x="-4cm" svg:y="-3.897cm"/>
          <draw:glue-point draw:id="9" svg:x="4cm" svg:y="-3.897cm"/>
          <text:p text:style-name="P2">ironbee plugin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7.351cm" svg:y1="5.244cm" svg:x2="7.35cm" svg:y2="6.21cm" draw:start-shape="id9" draw:start-glue-point="4" draw:end-shape="id10" draw:end-glue-point="0" svg:d="m7351 5244v514h-1v452">
          <text:p/>
        </draw:connector>
        <draw:connector draw:style-name="gr7" draw:text-style-name="P2" draw:layer="layout" svg:x1="20.049cm" svg:y1="5.305cm" svg:x2="20.05cm" svg:y2="6.21cm" draw:start-shape="id9" draw:start-glue-point="5" draw:end-shape="id11" draw:end-glue-point="0" svg:d="m20049 5305v453h1v452">
          <text:p/>
        </draw:connector>
        <draw:connector draw:style-name="gr7" draw:text-style-name="P2" draw:layer="layout" svg:x1="13.7cm" svg:y1="5.305cm" svg:x2="13.7cm" svg:y2="6.235cm" draw:start-shape="id9" draw:start-glue-point="2" draw:end-shape="id12" draw:end-glue-point="0" svg:d="m13700 5305v930">
          <text:p/>
        </draw:connector>
        <draw:connector draw:style-name="gr7" draw:text-style-name="P2" draw:layer="layout" draw:line-skew="-0.071cm" svg:x1="7.35cm" svg:y1="8.115cm" svg:x2="12.43cm" svg:y2="9.268cm" draw:start-shape="id10" draw:start-glue-point="2" draw:end-shape="id1" draw:end-glue-point="4" svg:d="m7350 8115v505h5080v648">
          <text:p/>
        </draw:connector>
        <draw:connector draw:style-name="gr7" draw:text-style-name="P2" draw:layer="layout" draw:line-skew="-0.071cm" svg:x1="20.05cm" svg:y1="8.115cm" svg:x2="14.97cm" svg:y2="9.268cm" draw:start-shape="id11" draw:start-glue-point="2" draw:end-shape="id1" draw:end-glue-point="5" svg:d="m20050 8115v505h-5080v648">
          <text:p/>
        </draw:connector>
        <draw:connector draw:style-name="gr7" draw:text-style-name="P2" draw:layer="layout" draw:line-skew="-0.769cm" svg:x1="5.445cm" svg:y1="18.287cm" svg:x2="4.175cm" svg:y2="4.67cm" draw:start-shape="id5" draw:start-glue-point="3" draw:end-shape="id9" draw:end-glue-point="3" svg:d="m5445 18287h-2540v-13617h1270">
          <text:p/>
        </draw:connector>
        <draw:connector draw:style-name="gr7" draw:text-style-name="P2" draw:layer="layout" draw:line-skew="0.768cm" svg:x1="21.955cm" svg:y1="18.287cm" svg:x2="23.225cm" svg:y2="4.67cm" draw:start-shape="id8" draw:start-glue-point="1" draw:end-shape="id9" draw:end-glue-point="1" svg:d="m21955 18287h2540v-13617h-1270">
          <text:p/>
        </draw:connector>
        <draw:connector draw:style-name="gr7" draw:text-style-name="P2" draw:layer="layout" svg:x1="11.16cm" svg:y1="10.481cm" svg:x2="9.255cm" svg:y2="11.02cm" draw:start-shape="id1" draw:start-glue-point="3" draw:end-shape="id3" draw:end-glue-point="1" svg:d="m11160 10481h-952v539h-953">
          <text:p/>
        </draw:connector>
        <draw:connector draw:style-name="gr7" draw:text-style-name="P2" draw:layer="layout" svg:x1="16.24cm" svg:y1="10.481cm" svg:x2="18.145cm" svg:y2="11.02cm" draw:start-shape="id1" draw:start-glue-point="1" draw:end-shape="id6" draw:end-glue-point="3" svg:d="m16240 10481h953v539h952">
          <text:p/>
        </draw:connector>
        <draw:connector draw:style-name="gr7" draw:text-style-name="P2" draw:layer="layout" svg:x1="11.161cm" svg:y1="4.035cm" svg:x2="11.125cm" svg:y2="3.04cm" draw:start-shape="id9" draw:start-glue-point="6" draw:end-shape="id13" draw:end-glue-point="2" svg:d="m11161 4035v-497h-36v-498">
          <text:p/>
        </draw:connector>
        <draw:connector draw:style-name="gr7" draw:text-style-name="P2" draw:layer="layout" svg:x1="16.275cm" svg:y1="3.04cm" svg:x2="16.239cm" svg:y2="4.035cm" draw:start-shape="id14" draw:start-glue-point="2" draw:end-shape="id9" draw:end-glue-point="7" svg:d="m16275 3040v498h-36v497">
          <text:p/>
        </draw:connector>
        <draw:custom-shape draw:style-name="gr5" draw:text-style-name="P2" draw:id="id15" draw:layer="layout" svg:width="3.81cm" svg:height="1.905cm" svg:x="4.175cm" svg:y="1.135cm">
          <text:p text:style-name="P2">read</text:p>
          <text:p text:style-name="P2">reques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id="id16" draw:layer="layout" svg:width="3.81cm" svg:height="1.905cm" svg:x="19.415cm" svg:y="1.135cm">
          <text:p text:style-name="P2">send</text:p>
          <text:p text:style-name="P2">respon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2" draw:layer="layout" svg:x1="13.7cm" svg:y1="8.14cm" svg:x2="13.7cm" svg:y2="9.268cm" draw:start-shape="id12" draw:start-glue-point="2" draw:end-shape="id1" draw:end-glue-point="0" svg:d="m13700 8140v1128">
          <text:p/>
        </draw:connector>
        <draw:connector draw:style-name="gr7" draw:text-style-name="P2" draw:layer="layout" svg:x1="6.08cm" svg:y1="3.04cm" svg:x2="6.08cm" svg:y2="4.176cm" draw:start-shape="id15" draw:start-glue-point="2" draw:end-shape="id9" draw:end-glue-point="8" svg:d="m6080 3040v1136">
          <text:p/>
        </draw:connector>
        <draw:connector draw:style-name="gr7" draw:text-style-name="P2" draw:layer="layout" svg:x1="21.32cm" svg:y1="4.176cm" svg:x2="21.32cm" svg:y2="3.04cm" draw:start-shape="id9" draw:start-glue-point="9" draw:end-shape="id16" draw:end-glue-point="2" svg:d="m21320 4176v-113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hatch draw:name="Red_20_Crossed_20_0_20_Degrees" draw:display-name="Red Crossed 0 Degrees" draw:style="double" draw:color="#800000" draw:distance="0.076cm" draw:rotation="900"/>
    <draw:hatch draw:name="Red_20_Crossed_20_45_20_Degrees" draw:display-name="Red Crossed 45 Degrees" draw:style="double" draw:color="#800000" draw:distance="0.076cm" draw:rotation="450"/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4-12T17:21:47</meta:creation-date>
    <dc:date>2011-04-12T18:37:40</dc:date>
    <meta:editing-duration>PT00H28M41S</meta:editing-duration>
    <meta:editing-cycles>3</meta:editing-cycles>
    <meta:generator>OpenOffice.org/3.2$Unix OpenOffice.org_project/320m19$Build-9505</meta:generator>
    <meta:document-statistic meta:object-count="38"/>
  </office:meta>
</office:document-meta>
</file>